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4000" loext:opacity="100%" style:font-name="Liberation Mono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4000" loext:opacity="100%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Heading_20_3">
      <style:paragraph-properties fo:text-align="justify" style:justify-single-word="false"/>
      <style:text-properties style:font-name="Liberation Mono"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style:font-name="Liberation Mono"/>
    </style:style>
    <style:style style:name="T2" style:family="text">
      <style:text-properties style:font-name="Liberation Mono" loext:padding-left="0cm" loext:padding-right="0cm" loext:padding-top="0.049cm" loext:padding-bottom="0.049cm" loext:border-left="none" loext:border-right="none" loext:border-top="0.74pt solid #000000" loext:border-bottom="0.74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étodo reduce</text:h>
      <text:p text:style-name="P2"/>
      <text:p text:style-name="P4"><text:span text:style-name="T1">O método </text:span><text:span text:style-name="Source_20_Text"><text:span text:style-name="T2">reduce()</text:span></text:span><text:span text:style-name="T1"> é um dos métodos fundamentais de array em JavaScript introduzidos no ECMAScript 5. Ele é usado para reduzir um array a um único valor. Esse valor pode ser qualquer tipo de dado, como um número, uma string, um objeto ou até mesmo um novo array.</text:span></text:p>
      <text:p text:style-name="P4"><text:span text:style-name="T1"/></text:p>
      <text:h text:style-name="P8" text:outline-level="3"><text:bookmark text:name="sintaxe-do-método-reduce()"/>Sintaxe do método reduce()</text:h>
      <text:p text:style-name="P5"><text:span text:style-name="T1"><text:s/></text:span></text:p>
      <text:p text:style-name="P6">// Sintaxe sem arrow function</text:p>
      <text:p text:style-name="P6">array.reduce(function(accumulator, element, index, array) {</text:p>
      <text:p text:style-name="P6"><text:s text:c="2"/>// código para combinar os elementos</text:p>
      <text:p text:style-name="P6"><text:s text:c="2"/>return novoAcumulador;</text:p>
      <text:p text:style-name="P6">}, valorInicial);</text:p>
      <text:p text:style-name="P7"><text:span text:style-name="T1"/></text:p>
      <text:p text:style-name="P6">// Sintaxe com arrow function</text:p>
      <text:p text:style-name="P6">array.reduce((accumulator, element, index, array) =&gt; {</text:p>
      <text:p text:style-name="P6"><text:s text:c="2"/>// código para combinar os elementos</text:p>
      <text:p text:style-name="P6"><text:s text:c="2"/>return novoAcumulador;</text:p>
      <text:p text:style-name="P6">}, valorInicial);</text:p>
      <text:p text:style-name="P5"><text:span text:style-name="T1"/></text:p>
      <text:p text:style-name="P3">O primeiro parâmetro da função é o acumulador, o qual é o valor acumulado até o momento. O segundo parâmetro é o elemento do array que está sendo percorrido. O terceiro parâmetro é o índice do elemento e o quarto parâmetro é o próprio array. A função deve retornar o novo valor do acumulador.</text:p>
      <text:p text:style-name="P3">O segundo parâmetro da função é opcional e representa o valor inicial do acumulador. Se não for especificado, o valor inicial será o primeiro elemento do array e o método reduce() começará a partir do segundo elemento.</text:p>
      <text:p text:style-name="P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27:07.414310529</meta:creation-date>
    <dc:date>2024-02-20T10:33:23.175230141</dc:date>
    <meta:editing-duration>PT51M46S</meta:editing-duration>
    <meta:editing-cycles>2</meta:editing-cycles>
    <meta:generator>LibreOffice/24.2.0.3$Linux_X86_64 LibreOffice_project/da48488a73ddd66ea24cf16bbc4f7b9c08e9bea1</meta:generator>
    <meta:document-statistic meta:table-count="0" meta:image-count="0" meta:object-count="0" meta:page-count="1" meta:paragraph-count="17" meta:word-count="186" meta:character-count="1141" meta:non-whitespace-character-count="960"/>
  </office:meta>
</office:document-meta>
</file>